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27bba" officeooo:paragraph-rsid="00027bba" style:font-weight-asian="bold" style:font-weight-complex="bold"/>
    </style:style>
    <style:style style:name="P2" style:family="paragraph" style:parent-style-name="Standard">
      <style:text-properties fo:font-weight="normal" officeooo:rsid="00027bba" officeooo:paragraph-rsid="00027bba" style:font-weight-asian="normal" style:font-weight-complex="normal"/>
    </style:style>
    <style:style style:name="P3" style:family="paragraph" style:parent-style-name="Standard" style:list-style-name="L3">
      <style:text-properties fo:font-weight="normal" officeooo:rsid="00027bba" officeooo:paragraph-rsid="00027bba" style:font-weight-asian="normal" style:font-weight-complex="normal"/>
    </style:style>
    <style:style style:name="P4" style:family="paragraph" style:parent-style-name="Standard" style:list-style-name="L4">
      <style:text-properties fo:font-weight="normal" officeooo:rsid="00027bba" officeooo:paragraph-rsid="00027bba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027bba" officeooo:paragraph-rsid="00027bba" style:font-weight-asian="normal" style:font-weight-complex="normal"/>
    </style:style>
    <style:style style:name="P6" style:family="paragraph" style:parent-style-name="Standard">
      <style:text-properties fo:font-weight="normal" officeooo:rsid="00036de9" officeooo:paragraph-rsid="00036de9" style:font-weight-asian="normal" style:font-weight-complex="normal"/>
    </style:style>
    <style:style style:name="P7" style:family="paragraph" style:parent-style-name="Standard" style:list-style-name="L6">
      <style:text-properties fo:font-weight="normal" officeooo:rsid="00036de9" officeooo:paragraph-rsid="00036de9" style:font-weight-asian="normal" style:font-weight-complex="normal"/>
    </style:style>
    <style:style style:name="P8" style:family="paragraph" style:parent-style-name="Standard" style:list-style-name="L6">
      <style:text-properties fo:font-weight="normal" officeooo:rsid="00045d53" officeooo:paragraph-rsid="00045d53" style:font-weight-asian="normal" style:font-weight-complex="normal"/>
    </style:style>
    <style:style style:name="P9" style:family="paragraph" style:parent-style-name="Standard">
      <style:text-properties fo:font-weight="normal" officeooo:rsid="00045d53" officeooo:paragraph-rsid="00045d53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04ee4a" officeooo:paragraph-rsid="0004ee4a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05f96c" officeooo:paragraph-rsid="0005f96c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5f96c" officeooo:paragraph-rsid="0005f96c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05f96c" officeooo:paragraph-rsid="0005f96c" style:font-weight-asian="normal" style:font-weight-complex="normal"/>
    </style:style>
    <style:style style:name="P14" style:family="paragraph" style:parent-style-name="Standard">
      <style:text-properties fo:font-weight="normal" officeooo:rsid="0006cb2d" officeooo:paragraph-rsid="0006cb2d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06cb2d" officeooo:paragraph-rsid="0006cb2d" style:font-weight-asian="normal" style:font-weight-complex="normal"/>
    </style:style>
    <style:style style:name="P16" style:family="paragraph" style:parent-style-name="Standard" style:list-style-name="L8">
      <style:text-properties fo:font-weight="normal" officeooo:rsid="00074049" officeooo:paragraph-rsid="0007404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5448555" text:style-name="L7">
        <text:list-item>
          <text:p text:style-name="P10">OSS supply chain attacks on the rise</text:p>
        </text:list-item>
        <text:list-item>
          <text:p text:style-name="P10">how to consume OSS safely?</text:p>
        </text:list-item>
        <text:list-item>
          <text:p text:style-name="P11">supply chain ==&gt; more of a dependency tree (dependencies have dependencies have dependencies...)</text:p>
        </text:list-item>
      </text:list>
      <text:p text:style-name="P1"/>
      <text:p text:style-name="P1"/>
      <text:p text:style-name="P1"/>
      <text:p text:style-name="P1">SLSA</text:p>
      <text:p text:style-name="P1"/>
      <text:p text:style-name="P2">Supply chain levels for software artifacts (SLSA)</text:p>
      <text:list xml:id="list4276757435" text:style-name="L3">
        <text:list-item>
          <text:p text:style-name="P3">security framework</text:p>
          <text:list>
            <text:list-item>
              <text:p text:style-name="P12">common terminology</text:p>
            </text:list-item>
          </text:list>
        </text:list-item>
        <text:list-item>
          <text:p text:style-name="P3">checklist of standards and controls</text:p>
          <text:list>
            <text:list-item>
              <text:p text:style-name="P12">requirements &amp; levels can be adopted incrementally</text:p>
            </text:list-item>
          </text:list>
        </text:list-item>
        <text:list-item>
          <text:p text:style-name="P3">how secure is a given software supply chain?</text:p>
        </text:list-item>
        <text:list-item>
          <text:p text:style-name="P3"/>
        </text:list-item>
      </text:list>
      <text:p text:style-name="P2"/>
      <text:p text:style-name="P2">Provenance</text:p>
      <text:list xml:id="list3705824793" text:style-name="L4">
        <text:list-item>
          <text:p text:style-name="P4">information/metadata about how a software artifact was created</text:p>
        </text:list-item>
        <text:list-item>
          <text:p text:style-name="P4">SLSA defines a provenance format</text:p>
        </text:list-item>
        <text:list-item>
          <text:p text:style-name="P13">JSON format</text:p>
        </text:list-item>
        <text:list-item>
          <text:p text:style-name="P13">signed along with artifacts by build system</text:p>
        </text:list-item>
      </text:list>
      <text:p text:style-name="P2"/>
      <text:p text:style-name="P2">slsa-verifier</text:p>
      <text:list xml:id="list869447698" text:style-name="L5">
        <text:list-item>
          <text:p text:style-name="P5">tool for verifying SLSA provenances through cryptographic signatures</text:p>
        </text:list-item>
        <text:list-item>
          <text:p text:style-name="P5"/>
        </text:list-item>
      </text:list>
      <text:p text:style-name="P2"/>
      <text:p text:style-name="P2"/>
      <text:p text:style-name="P2"/>
      <text:p text:style-name="P6">SLSA vs. in-toto</text:p>
      <text:list xml:id="list1499857118" text:style-name="L6">
        <text:list-item>
          <text:p text:style-name="P7">in-toto:</text:p>
          <text:list>
            <text:list-item>
              <text:p text:style-name="P7">framework to secure software supply chains hosted at Cloud Native Computing Foundation</text:p>
            </text:list-item>
          </text:list>
        </text:list-item>
        <text:list-item>
          <text:p text:style-name="P7">SLSA recommends in-toto attestations to express Provenance</text:p>
        </text:list-item>
        <text:list-item>
          <text:p text:style-name="P8">SLSA specifies which in-toto information needs to be captured for a certain level to be achieved</text:p>
        </text:list-item>
      </text:list>
      <text:p text:style-name="P9"/>
      <text:p text:style-name="P9"/>
      <text:p text:style-name="P14">integration with GitHub actions</text:p>
      <text:list xml:id="list3847266697" text:style-name="L8">
        <text:list-item>
          <text:p text:style-name="P15">CI/CD for OSS projects</text:p>
        </text:list-item>
        <text:list-item>
          <text:p text:style-name="P15">workflow contains many jobs</text:p>
        </text:list-item>
        <text:list-item>
          <text:p text:style-name="P15">each job runs in a separate VM</text:p>
        </text:list-item>
        <text:list-item>
          <text:p text:style-name="P15">workflows reusable</text:p>
          <text:list>
            <text:list-item>
              <text:p text:style-name="P15">workflows from others can be called like a library</text:p>
            </text:list-item>
          </text:list>
        </text:list-item>
        <text:list-item>
          <text:p text:style-name="P16">SLSA workflows use info from GitHub Action to create provenance</text:p>
          <text:list>
            <text:list-item>
              <text:p text:style-name="P16">sign provenance using OIDC (OpenID Connect) and upload to rekor transparency log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2:28:12.724327871</meta:creation-date>
    <meta:generator>LibreOffice/7.3.7.2$Linux_X86_64 LibreOffice_project/30$Build-2</meta:generator>
    <dc:date>2023-09-06T15:20:57.954300477</dc:date>
    <meta:editing-duration>PT11M</meta:editing-duration>
    <meta:editing-cycles>3</meta:editing-cycles>
    <meta:document-statistic meta:table-count="0" meta:image-count="0" meta:object-count="0" meta:page-count="1" meta:paragraph-count="32" meta:word-count="206" meta:character-count="1226" meta:non-whitespace-character-count="1076"/>
  </office:meta>
</office:document-meta>
</file>